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line-height="100%"/>
      <style:text-properties fo:font-weight="normal" style:font-weight-asian="normal" style:font-weight-complex="normal"/>
    </style:style>
    <style:style style:name="P4" style:family="paragraph" style:parent-style-name="Text_20_body" style:list-style-name="L1">
      <style:paragraph-properties fo:line-height="100%"/>
    </style:style>
    <style:style style:name="P5" style:family="paragraph" style:parent-style-name="Text_20_body" style:list-style-name="L2">
      <style:paragraph-properties fo:line-height="100%"/>
    </style:style>
    <style:style style:name="P6" style:family="paragraph" style:parent-style-name="Text_20_body" style:list-style-name="L3">
      <style:paragraph-properties fo:line-height="100%"/>
    </style:style>
    <style:style style:name="P7" style:family="paragraph" style:parent-style-name="Text_20_body" style:list-style-name="L1">
      <style:paragraph-properties fo:line-height="100%"/>
      <style:text-properties fo:font-weight="normal" style:font-weight-asian="normal" style:font-weight-complex="normal"/>
    </style:style>
    <style:style style:name="P8"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8pt" fo:font-style="normal" fo:font-weight="normal" style:font-size-asian="8pt" style:font-style-asian="normal" style:font-weight-asian="normal" style:font-size-complex="8pt" style:font-style-complex="normal" style:font-weight-complex="normal"/>
    </style:style>
    <style:style style:name="T4"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size="10.5pt" style:font-size-asian="10.5pt" style:font-size-complex="10.5pt"/>
    </style:style>
    <style:style style:name="T8" style:family="text">
      <style:text-properties fo:font-size="8pt" fo:font-weight="bold" style:font-size-asian="8pt" style:font-weight-asian="bold" style:font-size-complex="8pt" style:font-weight-complex="bold"/>
    </style:style>
    <style:style style:name="T9" style:family="text">
      <style:text-properties fo:font-size="12pt" fo:font-weight="normal" style:font-size-asian="10.5pt" style:font-weight-asian="normal" style:font-size-complex="12pt"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Q</text:h>
      <text:p text:style-name="Text_20_body"/>
      <text:h text:style-name="Heading_20_2" text:outline-level="2">How to adapt the firmware to my implementation?</text:h>
      <text:p text:style-name="Text_20_body">Answer:</text:p>
      <text:list xml:id="list341299577" text:style-name="L1">
        <text:list-item text:start-value="1">
          <text:p text:style-name="P4">edit minsoc/sw/support/orp.ld line 14 LENGTH = 0x00006E00 to</text:p>
          <text:list>
            <text:list-item>
              <text:p text:style-name="P4">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1048000029" text:continue-numbering="true" text:style-name="L1">
        <text:list-item>
          <text:p text:style-name="P4">select your STACK size on minsoc/sw/support/board.h line 16 #define STACK_SIZE <text:s text:c="5"/>0x01000</text:p>
          <text:list>
            <text:list-item>
              <text:p text:style-name="P4">change your IN_CLK if not using 25000000 (25MHz)</text:p>
            </text:list-item>
          </text:list>
        </text:list-item>
      </text:list>
      <text:p text:style-name="P1"/>
      <text:h text:style-name="Heading_20_2" text:outline-level="2">How to configure the simulation</text:h>
      <text:p text:style-name="Text_20_body">Answer:</text:p>
      <text:list xml:id="list1161021592" text:continue-list="list1048000029" text:style-name="L1">
        <text:list-item text:start-value="1">
          <text:p text:style-name="P4">configure your system: minsoc/rtl/verilog/minsoc_defines.v</text:p>
          <text:list>
            <text:list-item>
              <text:p text:style-name="P4"><text:span text:style-name="T1">Note:</text:span><text:span text:style-name="T2"> you can uncomment ETHERNET on minsoc_defines.v to input data to the SoC's Ethernet interface and read data from it</text:span></text:p>
            </text:list-item>
          </text:list>
        </text:list-item>
        <text:list-item>
          <text:p text:style-name="P4">configure minsoc/bench/verilog/minsoc_bench_defines.v</text:p>
          <text:list>
            <text:list-item>
              <text:p text:style-name="P4">Your testbench will use a memory model, not actually the same memory controller the implementation uses. This enables the option “`define INITIALIZE_MEMORY_MODEL”, where the firmware is loaded to the memory before testbench start. </text:p>
            </text:list-item>
            <text:list-item>
              <text:p text:style-name="P4">You may use the actual implementation memory:</text:p>
              <text:list>
                <text:list-item>
                  <text:p text:style-name="P4">comment “`define INITIALIZE_MEMORY_MODEL”</text:p>
                </text:list-item>
                <text:list-item>
                  <text:p text:style-name="P4">edit minsoc/sim/run/generate_bench</text:p>
                  <text:list>
                    <text:list-item>
                      <text:p text:style-name="P4">substitute “../bin/minsoc_model.txt” for “../bin/minsoc_memory.txt”</text:p>
                    </text:list-item>
                  </text:list>
                </text:list-item>
                <text:list-item>
                  <text:p text:style-name="P4">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4">Modify testbench</text:p>
        </text:list-item>
      </text:list>
      <text:p text:style-name="P1"/>
      <text:h text:style-name="Heading_20_2" text:outline-level="2"><text:soft-page-break/>Is it possible to debug the simulation as I debug the firmware running on my board?</text:h>
      <text:p text:style-name="P1">Answer: Yes:</text:p>
      <text:p text:style-name="Text_20_body">Open 3 terminals:</text:p>
      <text:list xml:id="list38049413" text:continue-list="list1161021592" text:style-name="L1">
        <text:list-item text:start-value="1">
          <text:p text:style-name="P4">terminal 1: from minsoc/sim/run/</text:p>
          <text:list>
            <text:list-item>
              <text:p text:style-name="P4">./generate_bench</text:p>
            </text:list-item>
            <text:list-item>
              <text:p text:style-name="P4">./run_bench &lt;your_firmware.hex&gt;</text:p>
              <text:list>
                <text:list-item>
                  <text:p text:style-name="P4">./run_bench ../../sw/uart/uart-nocache-twobyte-sizefirst.hex</text:p>
                </text:list-item>
              </text:list>
            </text:list-item>
          </text:list>
        </text:list-item>
        <text:list-item>
          <text:p text:style-name="P4">terminal 2: from minsoc/sim/run</text:p>
          <text:list>
            <text:list-item>
              <text:p text:style-name="P4">./start_server</text:p>
            </text:list-item>
          </text:list>
        </text:list-item>
        <text:list-item>
          <text:p text:style-name="P4">terminal 3: at minsoc/sw/uart</text:p>
          <text:list>
            <text:list-item>
              <text:p text:style-name="P4">or32-elf-gdb uart-nocache.or32</text:p>
            </text:list-item>
            <text:list-item>
              <text:p text:style-name="P4">target remote :9999</text:p>
            </text:list-item>
            <text:list-item>
              <text:p text:style-name="P4">load<text:tab/></text:p>
              <text:list>
                <text:list-item>
                  <text:p text:style-name="P4">if you have INITIALIZE_MEMORY_MODEL enabled you don't have to do this</text:p>
                </text:list-item>
                <text:list-item>
                  <text:p text:style-name="P4">if you have START_UP and waited for the message: “Memory start-up completed...” you also don't need this</text:p>
                </text:list-item>
              </text:list>
            </text:list-item>
            <text:list-item>
              <text:p text:style-name="P4">set $pc=0x100</text:p>
            </text:list-item>
            <text:list-item>
              <text:p text:style-name="P4">c</text:p>
            </text:list-item>
          </text:list>
        </text:list-item>
      </text:list>
      <text:p text:style-name="P1"/>
      <text:h text:style-name="Heading_20_2" text:outline-level="2">My device is full, can I reduce the used logic of the SoC?</text:h>
      <text:p text:style-name="Text_20_body">Answer: yes</text:p>
      <text:list xml:id="list2106643660" text:continue-list="list38049413" text:style-name="L1">
        <text:list-item text:start-value="1">
          <text:p text:style-name="P4">configure minsoc/rtl/verilog/or1200/rtl/verilog/or1200_defines.v <text:s/>(recommended values for different devices under synthesis_examples.pdf)</text:p>
          <text:list>
            <text:list-item>
              <text:p text:style-name="P4">Target FPGA memories (OR1200_XILINX_RAMB16 for Xilinx, Spartan 3 and above, OR1200_ALTERA_LPM for all Altera)</text:p>
            </text:list-item>
          </text:list>
        </text:list-item>
      </text:list>
      <text:p text:style-name="P1"><text:tab/> <text:s text:c="5"/><text:span text:style-name="T6">(if you do this, check: I have generate bench errors, what happened?)</text:span></text:p>
      <text:list xml:id="list631805865" text:continue-numbering="true" text:style-name="L1">
        <text:list-item>
          <text:list>
            <text:list-item>
              <text:p text:style-name="P4">Type of register file RAM (OR1200_RFRAM_GENERIC, OR1200_RFRAM_TWOPORT or <text:span text:style-name="T2">OR1200_RFRAM_DUALPORT</text:span>) (dual port is supported by Xilinx BRAM and Altera)</text:p>
            </text:list-item>
          </text:list>
        </text:list-item>
      </text:list>
      <text:list xml:id="list1833818039" text:style-name="L3">
        <text:list-item>
          <text:list>
            <text:list-item>
              <text:list>
                <text:list-header>
                  <text:p text:style-name="P6"><text:span text:style-name="T6">(select only one of the three)</text:span></text:p>
                </text:list-header>
              </text:list>
            </text:list-item>
          </text:list>
        </text:list-item>
      </text:list>
      <text:list xml:id="list864524315" text:style-name="L2">
        <text:list-item>
          <text:list>
            <text:list-item>
              <text:list>
                <text:list-item>
                  <text:p text:style-name="P5"><text:span text:style-name="T9">if altera: include `define OR1200_ALTERA_LPM_XXX (if you wish right under `define OR1200_ALTERA_LPM)</text:span></text:p>
                </text:list-item>
              </text:list>
            </text:list-item>
          </text:list>
        </text:list-item>
      </text:list>
      <text:list xml:id="list865421506" text:continue-list="list631805865" text:style-name="L1">
        <text:list-item>
          <text:list>
            <text:list-item>
              <text:p text:style-name="P7">comment `define OR1200_PM_IMPLEMENTED</text:p>
            </text:list-item>
            <text:list-item>
              <text:p text:style-name="P7">If not using Linux you can:</text:p>
              <text:list>
                <text:list-item>
                  <text:p text:style-name="P7">uncomment `define OR1200_NO_DC</text:p>
                </text:list-item>
                <text:list-item>
                  <text:p text:style-name="P7"><text:soft-page-break/>uncomment `define OR1200_NO_IC</text:p>
                </text:list-item>
                <text:list-item>
                  <text:p text:style-name="P7">uncomment `define OR1200_NO_DMMU</text:p>
                </text:list-item>
                <text:list-item>
                  <text:p text:style-name="P7">uncomment `define OR1200_NO_IMMU</text:p>
                </text:list-item>
                <text:list-item>
                  <text:p text:style-name="P7">comment out `define OR1200_CFGR_IMPLEMENTED</text:p>
                </text:list-item>
              </text:list>
            </text:list-item>
            <text:list-item>
              <text:p text:style-name="P7">If you don't need multiplication, mac operations or divisions</text:p>
              <text:list>
                <text:list-item>
                  <text:p text:style-name="P7">comment out `define OR1200_MULT_IMPLEMENTED</text:p>
                </text:list-item>
                <text:list-item>
                  <text:p text:style-name="P7">comment out `define OR1200_MAC_IMPLEMENTED</text:p>
                </text:list-item>
                <text:list-item>
                  <text:p text:style-name="P7">comment out `define OR1200_DIV_IMPLEMENTED</text:p>
                </text:list-item>
              </text:list>
            </text:list-item>
          </text:list>
        </text:list-item>
      </text:list>
      <text:p text:style-name="P3"><text:tab/><text:tab/><text:span text:style-name="T8">(If you do this, change sw/support/Makefile.inc line 7: GCC_OPT=-mhard-mul -g to GCC_OPT=-msoft-mul -g)</text:span></text:p>
      <text:p text:style-name="P3"/>
      <text:h text:style-name="P8" text:outline-level="2">I have generate bench errors, what happened?</text:h>
      <text:p text:style-name="P2">Answer:</text:p>
      <text:p text:style-name="Text_20_body"><text:span text:style-name="T3">foo@ubuntu:~/minsoc/sim/run$ ./generate_bench <text:line-break/>../../bench/verilog/minsoc_bench.v:590: error: Could not find variable ``minsoc_top_0.or1200_top.or1200_cpu.or1200_rf.rf_a.ramb16_s36_s36.mem</text:span><text:span text:style-name="Emphasis"><text:span text:style-name="T3">''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4"/></text:span></text:p>
      <text:p text:style-name="Text_20_body"><text:span text:style-name="Emphasis"><text:span text:style-name="T5">You tried to use the Xilinx RAM or your specific memory, by uncommenting the 'define OR1200_XILINX_RAMB16 or others in the minsoc/rtl/verilog/or1200/rtl/verilog/or1200_defines.v file.</text:span></text:span></text:p>
      <text:p text:style-name="Text_20_body"><text:span text:style-name="Emphasis"><text:span text:style-name="T5">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On or1200_rf.v: lines 304 and 280 edit this way: <text:line-break/>304: <text:line-break/>or1200_dpram_32x32 <text:line-break/>rf_b <text:line-break/>( <text:line-break/>.rst_a(rst), <text:line-break/>.rst_b(rst), <text:line-break/>.oe_a(1'b1), <text:line-break/></text:span></text:span><text:soft-page-break/><text:span text:style-name="Emphasis"><text:span text:style-name="T5">// Port A <text:line-break/>.clk_a(clk), <text:line-break/>.ce_a(rf_enb), <text:line-break/></text:span></text:span><text:span text:style-name="Emphasis"><text:span text:style-name="T5">... <text:line-break/>280: <text:line-break/></text:span></text:span><text:span text:style-name="Emphasis"><text:span text:style-name="T5">/*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09-23T17:05:40</dc:date>
    <dc:creator>Raul Fajardo</dc:creator>
    <meta:editing-duration>PT00H41M50S</meta:editing-duration>
    <meta:editing-cycles>13</meta:editing-cycles>
    <meta:generator>OpenOffice.org/3.2$Linux OpenOffice.org_project/320m12$Build-9483</meta:generator>
    <meta:document-statistic meta:table-count="0" meta:image-count="0" meta:object-count="2" meta:page-count="4" meta:paragraph-count="63" meta:word-count="790" meta:character-count="5704"/>
  </office:meta>
</office:document-meta>
</file>

<file path=Object 1/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